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C" style:family="table-column">
      <style:table-column-properties style:column-width="4.366cm"/>
    </style:style>
    <style:style style:name="Table1.D" style:family="table-column">
      <style:table-column-properties style:column-width="2.434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C" style:family="table-column">
      <style:table-column-properties style:column-width="4.366cm"/>
    </style:style>
    <style:style style:name="Table2.D" style:family="table-column">
      <style:table-column-properties style:column-width="2.434cm"/>
    </style:style>
    <style:style style:name="Table2.E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C" style:family="table-column">
      <style:table-column-properties style:column-width="4.366cm"/>
    </style:style>
    <style:style style:name="Table3.D" style:family="table-column">
      <style:table-column-properties style:column-width="2.434cm"/>
    </style:style>
    <style:style style:name="Table3.E" style:family="table-column">
      <style:table-column-properties style:column-width="3.41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C" style:family="table-column">
      <style:table-column-properties style:column-width="4.366cm"/>
    </style:style>
    <style:style style:name="Table4.D" style:family="table-column">
      <style:table-column-properties style:column-width="2.434cm"/>
    </style:style>
    <style:style style:name="Table4.E" style:family="table-column">
      <style:table-column-properties style:column-width="3.41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3.401cm"/>
    </style:style>
    <style:style style:name="Table5.C" style:family="table-column">
      <style:table-column-properties style:column-width="4.366cm"/>
    </style:style>
    <style:style style:name="Table5.D" style:family="table-column">
      <style:table-column-properties style:column-width="2.434cm"/>
    </style:style>
    <style:style style:name="Table5.E" style:family="table-column">
      <style:table-column-properties style:column-width="3.41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use-window-font-color="true" style:font-name="arial" fo:background-color="transparen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/>
      <style:text-properties style:use-window-font-color="true"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arial" fo:background-color="transparent"/>
    </style:style>
    <style:style style:name="P6" style:family="paragraph" style:parent-style-name="Text_20_body">
      <style:paragraph-properties fo:line-height="150%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Heading_20_3">
      <style:paragraph-properties fo:line-height="150%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Heading_20_2">
      <style:paragraph-properties fo:line-height="150%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use-window-font-color="true" style:font-name="Arial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use-window-font-color="true" style:font-name="Arial1" fo:font-size="14pt" fo:font-style="normal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size-asian="10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0.5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3.2.2 Use Case 13: Simulere koden.</text:h>
      <text:p text:style-name="P6">Test case: Normalforløb.</text:p>
      <text:p text:style-name="P8">Forberedelse: Styresystemet er oppe at køre og der er noget kode klar til at blive kørt.</text:p>
      <text:p text:style-name="P8">Beskrivelse: DSL-koden bliver kørt via simulatoren, hvor der vil blive vist/skrevet hvad robotten(virtuelt) gør ud fra koden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TRIN</text:p>
          </table:table-cell>
          <table:table-cell table:style-name="Table1.A1" office:value-type="string">
            <text:p text:style-name="P3">Aktion/Input</text:p>
          </table:table-cell>
          <table:table-cell table:style-name="Table1.A1" office:value-type="string">
            <text:p text:style-name="P3">Forventet resultat</text:p>
          </table:table-cell>
          <table:table-cell table:style-name="Table1.A1" office:value-type="string">
            <text:p text:style-name="P3">CHK</text:p>
          </table:table-cell>
          <table:table-cell table:style-name="Table1.E1" office:value-type="string">
            <text:p text:style-name="P3">Kommentarer</text:p>
          </table:table-cell>
        </table:table-row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1">Brugeren skriver sin kode.</text:p>
          </table:table-cell>
          <table:table-cell table:style-name="Table1.A2" office:value-type="string">
            <text:p text:style-name="P2">Koden bliver vist i editoren.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P2">Brugeren interagerer med brugergrænsefladen.</text:p>
          </table:table-cell>
          <table:table-cell table:style-name="Table1.A2" office:value-type="string">
            <text:p text:style-name="P2">Interaktionen bliver indikeret med besked i brugergrænsefladen.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.</text:p>
          </table:table-cell>
          <table:table-cell table:style-name="Table1.A2" office:value-type="string">
            <text:p text:style-name="P2">Koden bliver kørt i simulatoren.</text:p>
          </table:table-cell>
          <table:table-cell table:style-name="Table1.A2" office:value-type="string">
            <text:p text:style-name="P2">Simulatoren begynder at vise/skrive hvad der sker.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P8"/>
      <text:p text:style-name="P7">Test case: Afvigelsesforløb 1.1.</text:p>
      <text:p text:style-name="P8">Forberedelse: Styresystemet er oppe at køre og der er noget kode klar er blevet lavet i forvejen og gemt på harddisken.</text:p>
      <text:p text:style-name="P8">Beskrivelse: DSL-koden bliver kørt via simulatoren, hvor der vil blive vist/skrevet hvad robotten(virtuelt) gør ud fra koden.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">TRIN</text:p>
          </table:table-cell>
          <table:table-cell table:style-name="Table2.A1" office:value-type="string">
            <text:p text:style-name="P3">Aktion/Input</text:p>
          </table:table-cell>
          <table:table-cell table:style-name="Table2.A1" office:value-type="string">
            <text:p text:style-name="P3">Forventet resultat</text:p>
          </table:table-cell>
          <table:table-cell table:style-name="Table2.A1" office:value-type="string">
            <text:p text:style-name="P3">CHK</text:p>
          </table:table-cell>
          <table:table-cell table:style-name="Table2.E1" office:value-type="string">
            <text:p text:style-name="P3">Kommentarer</text:p>
          </table:table-cell>
        </table:table-row>
        <table:table-row>
          <table:table-cell table:style-name="Table2.A2" office:value-type="string">
            <text:p text:style-name="P2">1.</text:p>
          </table:table-cell>
          <table:table-cell table:style-name="Table2.A2" office:value-type="string">
            <text:p text:style-name="P1">Koden bliver indlæst til editoren.</text:p>
          </table:table-cell>
          <table:table-cell table:style-name="Table2.A2" office:value-type="string">
            <text:p text:style-name="P2">Koden bliver vist i editoren.</text:p>
          </table:table-cell>
          <table:table-cell table:style-name="Table2.A2" office:value-type="string">
            <text:p text:style-name="P2"/>
          </table:table-cell>
          <table:table-cell table:style-name="Table2.E2" office:value-type="string">
            <text:p text:style-name="P2"/>
          </table:table-cell>
        </table:table-row>
      </table:table>
      <text:p text:style-name="P7"/>
      <text:p text:style-name="P7">Test case: Afvigelsesforløb 3.1.</text:p>
      <text:p text:style-name="P8">Forberedelse: Styresystemet er oppe at køre og der er noget kode klar til at blive kørt(Enten i editoren eller på harddisken). Koden indeholder dog syntaks fejl.</text:p>
      <text:p text:style-name="P8">Beskrivelse: DSL-koden prøver at blive kørt i simulatoren, men fejler på grund af ugyldig kode.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office:value-type="string">
            <text:p text:style-name="P3">TRIN</text:p>
          </table:table-cell>
          <table:table-cell table:style-name="Table3.A1" office:value-type="string">
            <text:p text:style-name="P3">Aktion/Input</text:p>
          </table:table-cell>
          <table:table-cell table:style-name="Table3.A1" office:value-type="string">
            <text:p text:style-name="P3">Forventet resultat</text:p>
          </table:table-cell>
          <table:table-cell table:style-name="Table3.A1" office:value-type="string">
            <text:p text:style-name="P3">CHK</text:p>
          </table:table-cell>
          <table:table-cell table:style-name="Table3.E1" office:value-type="string">
            <text:p text:style-name="P3">Kommentarer</text:p>
          </table:table-cell>
        </table:table-row>
        <table:table-row>
          <table:table-cell table:style-name="Table3.A2" office:value-type="string">
            <text:p text:style-name="P2">1.</text:p>
          </table:table-cell>
          <table:table-cell table:style-name="Table3.A2" office:value-type="string">
            <text:p text:style-name="P1">Kørsel af koden bliver ikke udført.</text:p>
          </table:table-cell>
          <table:table-cell table:style-name="Table3.A2" office:value-type="string">
            <text:p text:style-name="P2">Simulatoren viser/skriver ikke noget.</text:p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>2.</text:p>
          </table:table-cell>
          <table:table-cell table:style-name="Table3.A2" office:value-type="string">
            <text:p text:style-name="P2">Der vil bliver givet besked om at koden ikke kunne køres.</text:p>
          </table:table-cell>
          <table:table-cell table:style-name="Table3.A2" office:value-type="string">
            <text:p text:style-name="P2">En besked vil blive vist i brugergrænsefladen om fejlen.</text:p>
          </table:table-cell>
          <table:table-cell table:style-name="Table3.A2" office:value-type="string">
            <text:p text:style-name="P2"/>
          </table:table-cell>
          <table:table-cell table:style-name="Table3.E2" office:value-type="string">
            <text:p text:style-name="P2"/>
          </table:table-cell>
        </table:table-row>
      </table:table>
      <text:p text:style-name="Standard"><text:tab/></text:p>
      <text:p text:style-name="Standard"/>
      <text:p text:style-name="Standard"/>
      <text:h text:style-name="P12" text:outline-level="2"><text:span text:style-name="Standardskrifttype_20_i_20_afsnit"><text:span text:style-name="T3">3.2 Test af øvrige specifikke krav</text:span></text:span><text:span text:style-name="Standardskrifttype_20_i_20_afsnit"><text:span text:style-name="T4">(Hvis ikke allerede addet)</text:span></text:span></text:h>
      <text:p text:style-name="P4"><text:span text:style-name="Standardskrifttype_20_i_20_afsnit"><text:span text:style-name="T7">Krav 1: </text:span></text:span><text:span text:style-name="Standardskrifttype_20_i_20_afsnit"><text:span text:style-name="T5">Responstiden mellem brugeren og brugergrænsefladen skal være mindre ét sekund.</text:span></text:span></text:p>
      <text:p text:style-name="P4"><text:span text:style-name="Standardskrifttype_20_i_20_afsnit"><text:span text:style-name="T6">Krav 2:</text:span></text:span><text:span text:style-name="Standardskrifttype_20_i_20_afsnit"> I IDE komponenten skal responstiden være mindre end ét halvt sekund ved redigering af DSL-filer.</text:span></text:p>
      <text:h text:style-name="Heading_20_3" text:outline-level="3"><text:span text:style-name="Standardskrifttype_20_i_20_afsnit"><text:span text:style-name="T1">3.2.1 Test case: Krav 1:</text:span></text:span></text:h>
      <text:p text:style-name="P8">Forberedelse: Styresystemet er oppe at køre.</text:p>
      <text:p text:style-name="P8"><text:span text:style-name="Standardskrifttype_20_i_20_afsnit">Beskrivelse: Der bliver interageret med brugergrænsefladen og der tjekkes om det bliver registreret hurtigt nok.</text:span></text:p>
      <text:p text:style-name="P8"><text:span text:style-name="Standardskrifttype_20_i_20_afsnit"><text:span text:style-name="T2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">TRIN</text:p>
          </table:table-cell>
          <table:table-cell table:style-name="Table4.A1" office:value-type="string">
            <text:p text:style-name="P3">Aktion/Input</text:p>
          </table:table-cell>
          <table:table-cell table:style-name="Table4.A1" office:value-type="string">
            <text:p text:style-name="P3">Forventet resultat</text:p>
          </table:table-cell>
          <table:table-cell table:style-name="Table4.A1" office:value-type="string">
            <text:p text:style-name="P3">CHK</text:p>
          </table:table-cell>
          <table:table-cell table:style-name="Table4.E1" office:value-type="string">
            <text:p text:style-name="P3">Kommentarer</text:p>
          </table:table-cell>
        </table:table-row>
        <table:table-row>
          <table:table-cell table:style-name="Table4.A2" office:value-type="string">
            <text:p text:style-name="P2">1.</text:p>
          </table:table-cell>
          <table:table-cell table:style-name="Table4.A2" office:value-type="string">
            <text:p text:style-name="P1">Der bliver interageret med brugergrænsefladen.</text:p>
          </table:table-cell>
          <table:table-cell table:style-name="Table4.A2" office:value-type="string">
            <text:p text:style-name="P2">Brugergrænsefladen viser at den har registreret det.(For eksempel ved knap highlight)</text:p>
          </table:table-cell>
          <table:table-cell table:style-name="Table4.A2" office:value-type="string">
            <text:p text:style-name="P2"/>
          </table:table-cell>
          <table:table-cell table:style-name="Table4.E2" office:value-type="string">
            <text:p text:style-name="P2"/>
          </table:table-cell>
        </table:table-row>
      </table:table>
      <text:h text:style-name="Heading_20_3" text:outline-level="3"><text:span text:style-name="Standardskrifttype_20_i_20_afsnit"><text:span text:style-name="T1">3.2.2 Test case: Krav 2:</text:span></text:span></text:h>
      <text:p text:style-name="P8">Forberedelse: Styresystemet er oppe at køre og IDE´en kører.</text:p>
      <text:p text:style-name="P8"><text:span text:style-name="Standardskrifttype_20_i_20_afsnit">Beskrivelse: Der bliver skrevet DSL-kode og der tjekkes for forsinkelser.</text:span></text:p>
      <text:p text:style-name="P8"><text:span text:style-name="Standardskrifttype_20_i_20_afsnit"><text:span text:style-name="T2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">TRIN</text:p>
          </table:table-cell>
          <table:table-cell table:style-name="Table5.A1" office:value-type="string">
            <text:p text:style-name="P3">Aktion/Input</text:p>
          </table:table-cell>
          <table:table-cell table:style-name="Table5.A1" office:value-type="string">
            <text:p text:style-name="P3">Forventet resultat</text:p>
          </table:table-cell>
          <table:table-cell table:style-name="Table5.A1" office:value-type="string">
            <text:p text:style-name="P3">CHK</text:p>
          </table:table-cell>
          <table:table-cell table:style-name="Table5.E1" office:value-type="string">
            <text:p text:style-name="P3">Kommentarer</text:p>
          </table:table-cell>
        </table:table-row>
        <table:table-row>
          <table:table-cell table:style-name="Table5.A2" office:value-type="string">
            <text:p text:style-name="P2">1.</text:p>
          </table:table-cell>
          <table:table-cell table:style-name="Table5.A2" office:value-type="string">
            <text:p text:style-name="P1">Der bliver kontinuert <text:soft-page-break/>skrevet kode i IDE´en.</text:p>
          </table:table-cell>
          <table:table-cell table:style-name="Table5.A2" office:value-type="string">
            <text:p text:style-name="P2">Hvert tastetryk bliver skrevet ind i IDE´en på under et halvt <text:soft-page-break/>sekund.</text:p>
          </table:table-cell>
          <table:table-cell table:style-name="Table5.A2" office:value-type="string">
            <text:p text:style-name="P2"/>
          </table:table-cell>
          <table:table-cell table:style-name="Table5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Standardskrifttype_20_i_20_afsnit" style:display-name="Standardskrifttype i afsni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20:33:28.18</meta:creation-date>
    <dc:date>2012-03-20T17:22:34.66</dc:date>
    <meta:editing-duration>PT21M7S</meta:editing-duration>
    <meta:editing-cycles>24</meta:editing-cycles>
    <meta:generator>LibreOffice/3.5$Windows_x86 LibreOffice_project/7e68ba2-a744ebf-1f241b7-c506db1-7d53735</meta:generator>
    <meta:document-statistic meta:table-count="5" meta:image-count="0" meta:object-count="0" meta:page-count="3" meta:paragraph-count="69" meta:word-count="362" meta:character-count="2415" meta:non-whitespace-character-count="2120"/>
  </office:meta>
</office:document-meta>
</file>